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="Arrow" draw:marker-end-width="0.254cm" draw:fill="none" fo:padding-top="0.026cm" fo:padding-bottom="0.026cm" fo:padding-left="0.026cm" fo:padding-right="0.026cm"/>
    </style:style>
    <style:style style:name="gr2" style:family="graphic" style:parent-style-name="standard">
      <style:graphic-properties draw:stroke="solid" svg:stroke-width="0.051cm" svg:stroke-color="#000000" draw:marker-start-width="0.172cm" draw:marker-end="Arrow" draw:marker-end-width="0.254cm" draw:fill="none" fo:padding-top="0.026cm" fo:padding-bottom="0.026cm" fo:padding-left="0.026cm" fo:padding-right="0.026cm"/>
    </style:style>
    <style:style style:name="gr3" style:family="graphic" style:parent-style-name="standard">
      <style:graphic-properties draw:stroke="solid" svg:stroke-width="0.051cm" svg:stroke-color="#000000" draw:marker-start-width="0.224cm" draw:marker-end-width="0.224cm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.035cm" svg:stroke-color="#000000" draw:fill="solid" draw:fill-color="#ffffff" fo:padding-top="0.017cm" fo:padding-bottom="0.017cm" fo:padding-left="0.017cm" fo:padding-right="0.017cm"/>
    </style:style>
    <style:style style:name="gr5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573cm" fo:min-width="0.963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573cm" fo:min-width="0.551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1.127cm" fo:padding-top="0cm" fo:padding-bottom="0cm" fo:padding-left="0cm" fo:padding-right="0cm"/>
    </style:style>
    <style:style style:name="gr8" style:family="graphic" style:parent-style-name="standard">
      <style:graphic-properties draw:stroke="none" svg:stroke-color="#000000" draw:fill="solid" draw:fill-color="#ffffff"/>
    </style:style>
    <style:style style:name="gr9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573cm" fo:min-width="1.073cm" fo:padding-top="0cm" fo:padding-bottom="0cm" fo:padding-left="0cm" fo:padding-right="0cm"/>
    </style:style>
    <style:style style:name="gr11" style:family="graphic" style:parent-style-name="standard">
      <style:graphic-properties draw:stroke="solid" draw:stroke-dash="Ultrafine_20_Dashed" svg:stroke-width="0.051cm" svg:stroke-color="#000000" draw:marker-start-width="0.171cm" draw:marker-end-width="0.171cm" draw:fill="none" fo:padding-top="0.025cm" fo:padding-bottom="0.025cm" fo:padding-left="0.025cm" fo:padding-right="0.025cm"/>
    </style:style>
    <style:style style:name="gr1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573cm" fo:min-width="1.23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2.095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51cm" svg:stroke-color="#000000" draw:marker-start-width="0.276cm" draw:marker-end="Arrow" draw:marker-end-width="0.276cm" draw:fill="none" fo:padding-top="0.026cm" fo:padding-bottom="0.026cm" fo:padding-left="0.026cm" fo:padding-right="0.026cm"/>
    </style:style>
    <style:style style:name="gr15" style:family="graphic" style:parent-style-name="standard">
      <style:graphic-properties draw:stroke="solid" svg:stroke-width="0.051cm" svg:stroke-color="#000000" draw:marker-start-width="0.276cm" draw:marker-end="Arrow" draw:marker-end-width="0.276cm" draw:fill="solid" draw:fill-color="#000000" fo:padding-top="0.026cm" fo:padding-bottom="0.026cm" fo:padding-left="0.026cm" fo:padding-right="0.026cm"/>
    </style:style>
    <style:style style:name="gr16" style:family="graphic" style:parent-style-name="standard">
      <style:graphic-properties draw:stroke="solid" svg:stroke-width="0.051cm" svg:stroke-color="#000000" draw:marker-start-width="0.276cm" draw:marker-end="Arrow" draw:marker-end-width="0.254cm" draw:fill="none" draw:fill-color="#000000" fo:padding-top="0.026cm" fo:padding-bottom="0.026cm" fo:padding-left="0.026cm" fo:padding-right="0.026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 draw:fill-color="#000000"/>
    </style:style>
    <style:style style:name="T1" style:family="text">
      <style:text-properties fo:color="#000000" style:font-name="Arial2" fo:font-size="14pt" style:font-size-asian="14pt" style:font-size-complex="14pt"/>
    </style:style>
    <style:style style:name="T2" style:family="text">
      <style:text-properties fo:color="#000000" style:font-name="Arial2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2.519cm" svg:y1="3.061cm" svg:x2="13.74cm" svg:y2="2.383cm">
          <text:p/>
        </draw:line>
        <draw:line draw:style-name="gr1" draw:text-style-name="P1" draw:layer="layout" svg:x1="9.718cm" svg:y1="2.261cm" svg:x2="10.955cm" svg:y2="1.574cm">
          <text:p/>
        </draw:line>
        <draw:line draw:style-name="gr1" draw:text-style-name="P1" draw:layer="layout" svg:x1="9.731cm" svg:y1="2.956cm" svg:x2="10.947cm" svg:y2="3.667cm">
          <text:p/>
        </draw:line>
        <draw:line draw:style-name="gr2" draw:text-style-name="P1" draw:layer="layout" svg:x1="6.918cm" svg:y1="1.561cm" svg:x2="8.108cm" svg:y2="0.9cm">
          <text:p/>
        </draw:line>
        <draw:line draw:style-name="gr2" draw:text-style-name="P1" draw:layer="layout" svg:x1="6.947cm" svg:y1="2.254cm" svg:x2="8.098cm" svg:y2="2.926cm">
          <text:p/>
        </draw:line>
        <draw:line draw:style-name="gr3" draw:text-style-name="P1" draw:layer="layout" svg:x1="3.503cm" svg:y1="0.614cm" svg:x2="3.785cm" svg:y2="0.614cm">
          <text:p/>
        </draw:line>
        <draw:line draw:style-name="gr3" draw:text-style-name="P1" draw:layer="layout" svg:x1="3.538cm" svg:y1="0.579cm" svg:x2="3.785cm" svg:y2="0.579cm">
          <text:p/>
        </draw:line>
        <draw:line draw:style-name="gr3" draw:text-style-name="P1" draw:layer="layout" svg:x1="3.785cm" svg:y1="0.614cm" svg:x2="4.067cm" svg:y2="0.614cm">
          <text:p/>
        </draw:line>
        <draw:line draw:style-name="gr3" draw:text-style-name="P1" draw:layer="layout" svg:x1="3.82cm" svg:y1="0.579cm" svg:x2="4.067cm" svg:y2="0.579cm">
          <text:p/>
        </draw:line>
        <draw:line draw:style-name="gr3" draw:text-style-name="P1" draw:layer="layout" svg:x1="3.503cm" svg:y1="0.896cm" svg:x2="3.785cm" svg:y2="0.896cm">
          <text:p/>
        </draw:line>
        <draw:line draw:style-name="gr3" draw:text-style-name="P1" draw:layer="layout" svg:x1="3.538cm" svg:y1="0.861cm" svg:x2="3.785cm" svg:y2="0.861cm">
          <text:p/>
        </draw:line>
        <draw:line draw:style-name="gr3" draw:text-style-name="P1" draw:layer="layout" svg:x1="3.573cm" svg:y1="0.826cm" svg:x2="3.785cm" svg:y2="0.826cm">
          <text:p/>
        </draw:line>
        <draw:line draw:style-name="gr3" draw:text-style-name="P1" draw:layer="layout" svg:x1="3.609cm" svg:y1="0.791cm" svg:x2="3.785cm" svg:y2="0.791cm">
          <text:p/>
        </draw:line>
        <draw:line draw:style-name="gr3" draw:text-style-name="P1" draw:layer="layout" svg:x1="3.503cm" svg:y1="0.755cm" svg:x2="3.785cm" svg:y2="0.755cm">
          <text:p/>
        </draw:line>
        <draw:line draw:style-name="gr3" draw:text-style-name="P1" draw:layer="layout" svg:x1="3.538cm" svg:y1="0.72cm" svg:x2="3.785cm" svg:y2="0.72cm">
          <text:p/>
        </draw:line>
        <draw:line draw:style-name="gr3" draw:text-style-name="P1" draw:layer="layout" svg:x1="3.573cm" svg:y1="0.685cm" svg:x2="3.785cm" svg:y2="0.685cm">
          <text:p/>
        </draw:line>
        <draw:line draw:style-name="gr3" draw:text-style-name="P1" draw:layer="layout" svg:x1="3.609cm" svg:y1="0.649cm" svg:x2="3.785cm" svg:y2="0.649cm">
          <text:p/>
        </draw:line>
        <draw:line draw:style-name="gr3" draw:text-style-name="P1" draw:layer="layout" svg:x1="3.785cm" svg:y1="0.896cm" svg:x2="4.067cm" svg:y2="0.896cm">
          <text:p/>
        </draw:line>
        <draw:line draw:style-name="gr3" draw:text-style-name="P1" draw:layer="layout" svg:x1="3.82cm" svg:y1="0.861cm" svg:x2="4.067cm" svg:y2="0.861cm">
          <text:p/>
        </draw:line>
        <draw:line draw:style-name="gr3" draw:text-style-name="P1" draw:layer="layout" svg:x1="3.856cm" svg:y1="0.826cm" svg:x2="4.067cm" svg:y2="0.826cm">
          <text:p/>
        </draw:line>
        <draw:line draw:style-name="gr3" draw:text-style-name="P1" draw:layer="layout" svg:x1="3.891cm" svg:y1="0.791cm" svg:x2="4.067cm" svg:y2="0.791cm">
          <text:p/>
        </draw:line>
        <draw:line draw:style-name="gr3" draw:text-style-name="P1" draw:layer="layout" svg:x1="3.785cm" svg:y1="0.755cm" svg:x2="4.067cm" svg:y2="0.755cm">
          <text:p/>
        </draw:line>
        <draw:line draw:style-name="gr3" draw:text-style-name="P1" draw:layer="layout" svg:x1="3.82cm" svg:y1="0.72cm" svg:x2="4.067cm" svg:y2="0.72cm">
          <text:p/>
        </draw:line>
        <draw:line draw:style-name="gr3" draw:text-style-name="P1" draw:layer="layout" svg:x1="3.856cm" svg:y1="0.685cm" svg:x2="4.067cm" svg:y2="0.685cm">
          <text:p/>
        </draw:line>
        <draw:line draw:style-name="gr3" draw:text-style-name="P1" draw:layer="layout" svg:x1="3.891cm" svg:y1="0.649cm" svg:x2="4.067cm" svg:y2="0.649cm">
          <text:p/>
        </draw:line>
        <draw:line draw:style-name="gr3" draw:text-style-name="P1" draw:layer="layout" svg:x1="3.538cm" svg:y1="1.002cm" svg:x2="3.785cm" svg:y2="1.002cm">
          <text:p/>
        </draw:line>
        <draw:line draw:style-name="gr3" draw:text-style-name="P1" draw:layer="layout" svg:x1="3.573cm" svg:y1="0.967cm" svg:x2="3.785cm" svg:y2="0.967cm">
          <text:p/>
        </draw:line>
        <draw:line draw:style-name="gr3" draw:text-style-name="P1" draw:layer="layout" svg:x1="3.609cm" svg:y1="0.932cm" svg:x2="3.785cm" svg:y2="0.932cm">
          <text:p/>
        </draw:line>
        <draw:line draw:style-name="gr3" draw:text-style-name="P1" draw:layer="layout" svg:x1="3.82cm" svg:y1="1.002cm" svg:x2="4.067cm" svg:y2="1.002cm">
          <text:p/>
        </draw:line>
        <draw:line draw:style-name="gr3" draw:text-style-name="P1" draw:layer="layout" svg:x1="3.856cm" svg:y1="0.967cm" svg:x2="4.067cm" svg:y2="0.967cm">
          <text:p/>
        </draw:line>
        <draw:line draw:style-name="gr3" draw:text-style-name="P1" draw:layer="layout" svg:x1="3.891cm" svg:y1="0.932cm" svg:x2="4.067cm" svg:y2="0.932cm">
          <text:p/>
        </draw:line>
        <draw:line draw:style-name="gr3" draw:text-style-name="P1" draw:layer="layout" svg:x1="3.503cm" svg:y1="1.461cm" svg:x2="3.785cm" svg:y2="1.461cm">
          <text:p/>
        </draw:line>
        <draw:line draw:style-name="gr3" draw:text-style-name="P1" draw:layer="layout" svg:x1="3.785cm" svg:y1="1.461cm" svg:x2="4.067cm" svg:y2="1.461cm">
          <text:p/>
        </draw:line>
        <draw:line draw:style-name="gr3" draw:text-style-name="P1" draw:layer="layout" svg:x1="3.503cm" svg:y1="1.743cm" svg:x2="3.785cm" svg:y2="1.743cm">
          <text:p/>
        </draw:line>
        <draw:line draw:style-name="gr3" draw:text-style-name="P1" draw:layer="layout" svg:x1="3.538cm" svg:y1="1.708cm" svg:x2="3.785cm" svg:y2="1.708cm">
          <text:p/>
        </draw:line>
        <draw:line draw:style-name="gr3" draw:text-style-name="P1" draw:layer="layout" svg:x1="3.573cm" svg:y1="1.673cm" svg:x2="3.785cm" svg:y2="1.673cm">
          <text:p/>
        </draw:line>
        <draw:line draw:style-name="gr3" draw:text-style-name="P1" draw:layer="layout" svg:x1="3.609cm" svg:y1="1.637cm" svg:x2="3.785cm" svg:y2="1.637cm">
          <text:p/>
        </draw:line>
        <draw:line draw:style-name="gr3" draw:text-style-name="P1" draw:layer="layout" svg:x1="3.503cm" svg:y1="1.602cm" svg:x2="3.785cm" svg:y2="1.602cm">
          <text:p/>
        </draw:line>
        <draw:line draw:style-name="gr3" draw:text-style-name="P1" draw:layer="layout" svg:x1="3.538cm" svg:y1="1.567cm" svg:x2="3.785cm" svg:y2="1.567cm">
          <text:p/>
        </draw:line>
        <draw:line draw:style-name="gr3" draw:text-style-name="P1" draw:layer="layout" svg:x1="3.573cm" svg:y1="1.531cm" svg:x2="3.785cm" svg:y2="1.531cm">
          <text:p/>
        </draw:line>
        <draw:line draw:style-name="gr3" draw:text-style-name="P1" draw:layer="layout" svg:x1="3.609cm" svg:y1="1.496cm" svg:x2="3.785cm" svg:y2="1.496cm">
          <text:p/>
        </draw:line>
        <draw:line draw:style-name="gr3" draw:text-style-name="P1" draw:layer="layout" svg:x1="3.785cm" svg:y1="1.743cm" svg:x2="4.067cm" svg:y2="1.743cm">
          <text:p/>
        </draw:line>
        <draw:line draw:style-name="gr3" draw:text-style-name="P1" draw:layer="layout" svg:x1="3.82cm" svg:y1="1.708cm" svg:x2="4.067cm" svg:y2="1.708cm">
          <text:p/>
        </draw:line>
        <draw:line draw:style-name="gr3" draw:text-style-name="P1" draw:layer="layout" svg:x1="3.856cm" svg:y1="1.673cm" svg:x2="4.067cm" svg:y2="1.673cm">
          <text:p/>
        </draw:line>
        <draw:line draw:style-name="gr3" draw:text-style-name="P1" draw:layer="layout" svg:x1="3.891cm" svg:y1="1.637cm" svg:x2="4.067cm" svg:y2="1.637cm">
          <text:p/>
        </draw:line>
        <draw:line draw:style-name="gr3" draw:text-style-name="P1" draw:layer="layout" svg:x1="3.785cm" svg:y1="1.602cm" svg:x2="4.067cm" svg:y2="1.602cm">
          <text:p/>
        </draw:line>
        <draw:line draw:style-name="gr3" draw:text-style-name="P1" draw:layer="layout" svg:x1="3.82cm" svg:y1="1.567cm" svg:x2="4.067cm" svg:y2="1.567cm">
          <text:p/>
        </draw:line>
        <draw:line draw:style-name="gr3" draw:text-style-name="P1" draw:layer="layout" svg:x1="3.856cm" svg:y1="1.531cm" svg:x2="4.067cm" svg:y2="1.531cm">
          <text:p/>
        </draw:line>
        <draw:line draw:style-name="gr3" draw:text-style-name="P1" draw:layer="layout" svg:x1="3.891cm" svg:y1="1.496cm" svg:x2="4.067cm" svg:y2="1.496cm">
          <text:p/>
        </draw:line>
        <draw:line draw:style-name="gr3" draw:text-style-name="P1" draw:layer="layout" svg:x1="3.503cm" svg:y1="2.025cm" svg:x2="3.785cm" svg:y2="2.025cm">
          <text:p/>
        </draw:line>
        <draw:line draw:style-name="gr3" draw:text-style-name="P1" draw:layer="layout" svg:x1="3.538cm" svg:y1="1.99cm" svg:x2="3.785cm" svg:y2="1.99cm">
          <text:p/>
        </draw:line>
        <draw:line draw:style-name="gr3" draw:text-style-name="P1" draw:layer="layout" svg:x1="3.573cm" svg:y1="1.955cm" svg:x2="3.785cm" svg:y2="1.955cm">
          <text:p/>
        </draw:line>
        <draw:line draw:style-name="gr3" draw:text-style-name="P1" draw:layer="layout" svg:x1="3.609cm" svg:y1="1.919cm" svg:x2="3.785cm" svg:y2="1.919cm">
          <text:p/>
        </draw:line>
        <draw:line draw:style-name="gr3" draw:text-style-name="P1" draw:layer="layout" svg:x1="3.503cm" svg:y1="1.884cm" svg:x2="3.785cm" svg:y2="1.884cm">
          <text:p/>
        </draw:line>
        <draw:line draw:style-name="gr3" draw:text-style-name="P1" draw:layer="layout" svg:x1="3.538cm" svg:y1="1.849cm" svg:x2="3.785cm" svg:y2="1.849cm">
          <text:p/>
        </draw:line>
        <draw:line draw:style-name="gr3" draw:text-style-name="P1" draw:layer="layout" svg:x1="3.573cm" svg:y1="1.814cm" svg:x2="3.785cm" svg:y2="1.814cm">
          <text:p/>
        </draw:line>
        <draw:line draw:style-name="gr3" draw:text-style-name="P1" draw:layer="layout" svg:x1="3.609cm" svg:y1="1.778cm" svg:x2="3.785cm" svg:y2="1.778cm">
          <text:p/>
        </draw:line>
        <draw:line draw:style-name="gr3" draw:text-style-name="P1" draw:layer="layout" svg:x1="3.785cm" svg:y1="2.025cm" svg:x2="4.067cm" svg:y2="2.025cm">
          <text:p/>
        </draw:line>
        <draw:line draw:style-name="gr3" draw:text-style-name="P1" draw:layer="layout" svg:x1="3.82cm" svg:y1="1.99cm" svg:x2="4.067cm" svg:y2="1.99cm">
          <text:p/>
        </draw:line>
        <draw:line draw:style-name="gr3" draw:text-style-name="P1" draw:layer="layout" svg:x1="3.856cm" svg:y1="1.955cm" svg:x2="4.067cm" svg:y2="1.955cm">
          <text:p/>
        </draw:line>
        <draw:line draw:style-name="gr3" draw:text-style-name="P1" draw:layer="layout" svg:x1="3.891cm" svg:y1="1.919cm" svg:x2="4.067cm" svg:y2="1.919cm">
          <text:p/>
        </draw:line>
        <draw:line draw:style-name="gr3" draw:text-style-name="P1" draw:layer="layout" svg:x1="3.785cm" svg:y1="1.884cm" svg:x2="4.067cm" svg:y2="1.884cm">
          <text:p/>
        </draw:line>
        <draw:line draw:style-name="gr3" draw:text-style-name="P1" draw:layer="layout" svg:x1="3.82cm" svg:y1="1.849cm" svg:x2="4.067cm" svg:y2="1.849cm">
          <text:p/>
        </draw:line>
        <draw:line draw:style-name="gr3" draw:text-style-name="P1" draw:layer="layout" svg:x1="3.856cm" svg:y1="1.814cm" svg:x2="4.067cm" svg:y2="1.814cm">
          <text:p/>
        </draw:line>
        <draw:line draw:style-name="gr3" draw:text-style-name="P1" draw:layer="layout" svg:x1="3.891cm" svg:y1="1.778cm" svg:x2="4.067cm" svg:y2="1.778cm">
          <text:p/>
        </draw:line>
        <draw:polygon draw:style-name="gr4" draw:text-style-name="P2" draw:layer="layout" svg:width="1.543cm" svg:height="1.932cm" svg:x="2.592cm" svg:y="0.456cm" svg:viewBox="0 0 1544 1933" draw:points="0,0 1544,0 1544,1933 0,1933">
          <text:p/>
        </draw:polygon>
        <draw:frame draw:style-name="gr5" draw:text-style-name="P1" draw:layer="layout" svg:width="0.963cm" svg:height="0.573cm" svg:x="2.958cm" svg:y="0.826cm">
          <draw:text-box>
            <text:p><text:span text:style-name="T1">512 </text:span></text:p>
          </draw:text-box>
        </draw:frame>
        <draw:line draw:style-name="gr2" draw:text-style-name="P1" draw:layer="layout" svg:x1="1.329cm" svg:y1="0.446cm" svg:x2="2.423cm" svg:y2="0.446cm">
          <text:p/>
        </draw:line>
        <draw:frame draw:style-name="gr6" draw:text-style-name="P1" draw:layer="layout" svg:width="0.551cm" svg:height="0.573cm" svg:x="3.164cm" svg:y="1.391cm">
          <draw:text-box>
            <text:p><text:span text:style-name="T1">... </text:span></text:p>
          </draw:text-box>
        </draw:frame>
        <draw:polygon draw:style-name="gr4" draw:text-style-name="P2" draw:layer="layout" svg:width="1.543cm" svg:height="1.932cm" svg:x="5.408cm" svg:y="1.155cm" svg:viewBox="0 0 1544 1933" draw:points="0,0 1544,0 1544,1933 0,1933">
          <text:p/>
        </draw:polygon>
        <draw:frame draw:style-name="gr7" draw:text-style-name="P1" draw:layer="layout" svg:width="1.127cm" svg:height="0.573cm" svg:x="0.267cm" svg:y="0.173cm">
          <draw:text-box>
            <text:p><text:span text:style-name="T1">CR3 </text:span></text:p>
          </draw:text-box>
        </draw:frame>
        <draw:frame draw:style-name="gr5" draw:text-style-name="P1" draw:layer="layout" svg:width="0.963cm" svg:height="0.573cm" svg:x="5.775cm" svg:y="1.526cm">
          <draw:text-box>
            <text:p><text:span text:style-name="T1">512 </text:span></text:p>
          </draw:text-box>
        </draw:frame>
        <draw:polygon draw:style-name="gr8" draw:text-style-name="P2" draw:layer="layout" svg:width="1.543cm" svg:height="1.932cm" svg:x="8.199cm" svg:y="1.891cm" svg:viewBox="0 0 1544 1933" draw:points="0,0 1544,0 1544,1933 0,1933">
          <text:p/>
        </draw:polygon>
        <draw:polygon draw:style-name="gr9" draw:text-style-name="P1" draw:layer="layout" svg:width="1.543cm" svg:height="1.932cm" svg:x="8.199cm" svg:y="1.891cm" svg:viewBox="0 0 1544 1933" draw:points="0,0 1544,0 1544,1933 0,1933">
          <text:p/>
        </draw:polygon>
        <draw:frame draw:style-name="gr5" draw:text-style-name="P1" draw:layer="layout" svg:width="0.963cm" svg:height="0.573cm" svg:x="8.566cm" svg:y="2.262cm">
          <draw:text-box>
            <text:p><text:span text:style-name="T1">512 </text:span></text:p>
          </draw:text-box>
        </draw:frame>
        <draw:polygon draw:style-name="gr4" draw:text-style-name="P2" draw:layer="layout" svg:width="1.543cm" svg:height="1.932cm" svg:x="11.015cm" svg:y="2.591cm" svg:viewBox="0 0 1544 1933" draw:points="0,0 1544,0 1544,1933 0,1933">
          <text:p/>
        </draw:polygon>
        <draw:frame draw:style-name="gr6" draw:text-style-name="P1" draw:layer="layout" svg:width="0.551cm" svg:height="0.573cm" svg:x="8.772cm" svg:y="2.826cm">
          <draw:text-box>
            <text:p><text:span text:style-name="T1">... </text:span></text:p>
          </draw:text-box>
        </draw:frame>
        <draw:frame draw:style-name="gr5" draw:text-style-name="P1" draw:layer="layout" svg:width="0.963cm" svg:height="0.573cm" svg:x="11.382cm" svg:y="2.961cm">
          <draw:text-box>
            <text:p><text:span text:style-name="T1">512 </text:span></text:p>
          </draw:text-box>
        </draw:frame>
        <draw:line draw:style-name="gr2" draw:text-style-name="P1" draw:layer="layout" svg:x1="9.73cm" svg:y1="2.603cm" svg:x2="10.935cm" svg:y2="2.603cm">
          <text:p/>
        </draw:line>
        <draw:polygon draw:style-name="gr4" draw:text-style-name="P2" draw:layer="layout" svg:width="1.715cm" svg:height="1.932cm" svg:x="13.815cm" svg:y="3.29cm" svg:viewBox="0 0 1716 1933" draw:points="0,0 1716,0 1716,1933 0,1933">
          <text:p/>
        </draw:polygon>
        <draw:frame draw:style-name="gr10" draw:text-style-name="P1" draw:layer="layout" svg:width="1.073cm" svg:height="0.573cm" svg:x="14.213cm" svg:y="3.661cm">
          <draw:text-box>
            <text:p><text:span text:style-name="T1">4KB </text:span></text:p>
          </draw:text-box>
        </draw:frame>
        <draw:path draw:style-name="gr11" draw:text-style-name="P1" draw:layer="layout" svg:width="9.956cm" svg:height="0.414cm" svg:x="2.615cm" svg:y="4.895cm" svg:viewBox="0 0 9957 415" svg:d="M9957 0c0 114-16 208-35 208h-4825c-19 0-34 93-34 207 0-114-16-207-35-207h-4993c-19 0-35-94-35-208">
          <text:p/>
        </draw:path>
        <draw:frame draw:style-name="gr12" draw:text-style-name="P1" draw:layer="layout" svg:width="1.238cm" svg:height="0.573cm" svg:x="14.13cm" svg:y="4.225cm">
          <draw:text-box>
            <text:p><text:span text:style-name="T1">page </text:span></text:p>
          </draw:text-box>
        </draw:frame>
        <draw:frame draw:style-name="gr13" draw:text-style-name="P1" draw:layer="layout" svg:width="2.095cm" svg:height="0.484cm" svg:x="6.706cm" svg:y="5.518cm">
          <draw:text-box>
            <text:p><text:span text:style-name="T2">page table </text:span></text:p>
          </draw:text-box>
        </draw:frame>
        <draw:line draw:style-name="gr14" draw:text-style-name="P1" draw:layer="layout" svg:x1="4.138cm" svg:y1="0.861cm" svg:x2="5.292cm" svg:y2="0.22cm">
          <text:p/>
        </draw:line>
        <draw:line draw:style-name="gr15" draw:text-style-name="P3" draw:layer="layout" svg:x1="4.135cm" svg:y1="1.554cm" svg:x2="5.314cm" svg:y2="2.244cm">
          <text:p/>
        </draw:line>
        <draw:line draw:style-name="gr1" draw:text-style-name="P1" draw:layer="layout" svg:x1="12.578cm" svg:y1="3.754cm" svg:x2="13.755cm" svg:y2="4.442cm">
          <text:p/>
        </draw:line>
        <draw:line draw:style-name="gr1" draw:text-style-name="P1" draw:layer="layout" svg:x1="12.543cm" svg:y1="3.387cm" svg:x2="13.714cm" svg:y2="3.387cm">
          <text:p/>
        </draw:line>
        <draw:line draw:style-name="gr16" draw:text-style-name="P4" draw:layer="layout" svg:x1="6.97cm" svg:y1="1.885cm" svg:x2="8.092cm" svg:y2="1.885cm">
          <text:p/>
        </draw:line>
        <draw:line draw:style-name="gr14" draw:text-style-name="P1" draw:layer="layout" svg:x1="4.149cm" svg:y1="1.217cm" svg:x2="5.294cm" svg:y2="1.2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3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72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15T12:08:24.654441846</dc:date>
    <meta:generator>NeoOffice/3.2017.15$MacOSX_X86_64 NeoOffice_project/0</meta:generator>
    <meta:editing-duration>PT22M32S</meta:editing-duration>
    <meta:editing-cycles>2</meta:editing-cycles>
    <meta:document-statistic meta:object-count="90"/>
  </office:meta>
</office:document-meta>
</file>